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7.74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2.96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8">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8">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8">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8">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2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4">00/00/0000</text:date>, <text:time style:data-style-name="N2" text:time-value="08:10:52.9959604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14T12:09:22.118431439</dc:date>
    <meta:editing-duration>P101DT6H27M43S</meta:editing-duration>
    <meta:editing-cycles>4467</meta:editing-cycles>
    <meta:generator>LibreOffice/6.4.7.2$Linux_X86_64 LibreOffice_project/40$Build-2</meta:generator>
    <meta:document-statistic meta:table-count="3" meta:cell-count="70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